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73"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4"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5" style:family="paragraph" style:parent-style-name="ttBlue">
      <style:text-properties fo:color="#000000"/>
    </style:style>
    <style:style style:name="P76" style:family="paragraph" style:parent-style-name="Contents_20_2">
      <style:paragraph-properties>
        <style:tab-stops>
          <style:tab-stop style:position="6.7146in" style:type="right" style:leader-style="dotted" style:leader-text="."/>
        </style:tab-stops>
      </style:paragraph-properties>
    </style:style>
    <style:style style:name="P77" style:family="paragraph" style:parent-style-name="Contents_20_1">
      <style:paragraph-properties>
        <style:tab-stops>
          <style:tab-stop style:position="6.911in" style:type="right" style:leader-style="dotted" style:leader-text="."/>
        </style:tab-stops>
      </style:paragraph-properties>
    </style:style>
    <style:style style:name="P78"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79" style:family="paragraph" style:parent-style-name="Standard">
      <style:text-properties style:font-name="Baskerville Old Face" fo:font-size="14pt" style:font-size-asian="14pt" style:font-size-complex="14pt"/>
    </style:style>
    <style:style style:name="P80"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81" style:family="paragraph" style:parent-style-name="Standard">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83" style:family="paragraph" style:parent-style-name="Heading_20_1">
      <style:text-properties style:font-name="Baskerville Old Face" fo:font-size="14pt" style:font-size-asian="14pt" style:font-size-complex="14pt"/>
    </style:style>
    <style:style style:name="P8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5" style:family="paragraph" style:parent-style-name="Heading_20_1">
      <style:paragraph-properties fo:break-before="page"/>
      <style:text-properties style:font-name="Baskerville Old Face" fo:font-size="18pt" style:font-size-asian="18pt" style:font-size-complex="18pt"/>
    </style:style>
    <style:style style:name="P86" style:family="paragraph" style:parent-style-name="Heading_20_1">
      <style:paragraph-properties fo:break-before="page"/>
      <style:text-properties style:font-name="Baskerville Old Face" fo:font-size="14pt" style:font-size-asian="14pt" style:font-size-complex="14pt"/>
    </style:style>
    <style:style style:name="P87" style:family="paragraph" style:parent-style-name="Heading_20_2">
      <style:text-properties style:font-name="Baskerville Old Face"/>
    </style:style>
    <style:style style:name="P88" style:family="paragraph" style:parent-style-name="Heading_20_2">
      <style:text-properties style:font-name="Baskerville Old Face" fo:font-size="12pt" style:font-size-asian="12pt" style:font-size-complex="12pt"/>
    </style:style>
    <style:style style:name="P89" style:family="paragraph" style:parent-style-name="Heading_20_2">
      <style:text-properties style:font-name="Baskerville Old Face" fo:font-size="14pt" style:font-size-asian="14pt" style:font-size-complex="14pt"/>
    </style:style>
    <style:style style:name="P9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92" style:family="paragraph" style:parent-style-name="Preformatted_20_Text">
      <style:paragraph-properties fo:orphans="2" fo:widows="2"/>
      <style:text-properties fo:font-variant="normal" fo:text-transform="none" fo:color="#000000" style:font-name="sans-serif" fo:font-size="9.75pt" fo:letter-spacing="normal" fo:font-style="normal" fo:font-weight="normal"/>
    </style:style>
    <style:style style:name="P93"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4"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5" style:family="paragraph" style:parent-style-name="Preformatted_20_Text">
      <style:paragraph-properties fo:orphans="2" fo:widows="2"/>
    </style:style>
    <style:style style:name="P96" style:family="paragraph" style:parent-style-name="Preformatted_20_Text">
      <style:paragraph-properties fo:orphans="2" fo:widows="2"/>
      <style:text-properties style:font-name="Baskerville Old Face" fo:font-size="14pt" style:font-size-asian="14pt" style:font-size-complex="14pt"/>
    </style:style>
    <style:style style:name="P97" style:family="paragraph" style:parent-style-name="Preformatted_20_Text">
      <style:text-properties fo:color="#000000" style:font-name="Baskerville Old Face" fo:font-size="14pt" style:font-size-asian="14pt" style:font-size-complex="14pt"/>
    </style:style>
    <style:style style:name="P98"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9"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color="#0000ff" style:font-name="Lucida Console" fo:font-size="10pt"/>
    </style:style>
    <style:style style:name="T34" style:family="text">
      <style:text-properties fo:color="#0000ff" fo:font-size="10pt"/>
    </style:style>
    <style:style style:name="T35" style:family="text">
      <style:text-properties fo:font-size="14pt" style:font-size-asian="14pt" style:font-size-complex="14pt"/>
    </style:style>
    <style:style style:name="T36" style:family="text">
      <style:text-properties fo:font-size="14pt" fo:font-style="italic" fo:font-weight="bold" style:font-size-asian="14pt" style:font-style-asian="italic" style:font-weight-asian="bold" style:font-size-complex="14pt" style:font-style-complex="italic" style:font-weight-complex="bold"/>
    </style:style>
    <style:style style:name="T37" style:family="text">
      <style:text-properties style:use-window-font-color="true" style:font-name="Baskerville Old Face" fo:font-size="14pt" fo:font-weight="bold" style:font-size-asian="14pt" style:font-weight-asian="bold" style:font-size-complex="14pt" style:font-weight-complex="bold"/>
    </style:style>
    <style:style style:name="T38" style:family="text">
      <style:text-properties style:use-window-font-color="true" style:font-name="Baskerville Old Face" fo:font-size="14pt" fo:font-weight="normal" style:font-size-asian="14pt" style:font-weight-asian="normal" style:font-size-complex="14pt" style:font-weight-complex="normal"/>
    </style:style>
    <style:style style:name="T39" style:family="text">
      <style:text-properties fo:font-variant="normal" fo:text-transform="none" fo:color="#000000" style:font-name="sans-serif" fo:font-size="9.75pt" fo:letter-spacing="normal" fo:font-style="normal" fo:font-weight="normal"/>
    </style:style>
    <style:style style:name="T40" style:family="text">
      <style:text-properties fo:font-variant="normal" fo:text-transform="none" fo:color="#000000" fo:font-size="9.75pt" fo:letter-spacing="normal" fo:font-style="normal" fo:font-weight="normal"/>
    </style:style>
    <style:style style:name="T41" style:family="text">
      <style:text-properties fo:font-variant="normal" fo:text-transform="none" fo:color="#000000" fo:letter-spacing="normal" fo:font-style="normal" fo:font-weight="normal"/>
    </style:style>
    <style:style style:name="T42" style:family="text">
      <style:text-properties style:font-name="Baskerville Old Face"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1">uRProgramming</text:span><text:span text:style-name="T1"><text:line-break/><text:line-break/>By</text:span></text:p>
      <text:p text:style-name="P61"/>
      <text:p text:style-name="P62"><text:s/>Zekai Otles </text:p>
      <text:p text:style-name="P24">Created on \Sexpr{date()} </text:p>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77"><text:s/>1 Introduction<text:tab/>4</text:p>
          <text:p text:style-name="P77"><text:s/>2 Environment Setup for R programming Developers<text:tab/>4</text:p>
          <text:p text:style-name="P76"><text:s/>2.1 <text:s/>Environment setup<text:tab/>4</text:p>
          <text:p text:style-name="P76"><text:s/>2.2 <text:s/>Using Version Control System<text:tab/>4</text:p>
          <text:p text:style-name="P76"><text:s/>2.3 Using IDE to develop R scripts<text:tab/>4</text:p>
          <text:p text:style-name="P76"><text:s/>2.4 Writing functions<text:tab/>4</text:p>
          <text:p text:style-name="P76"><text:s/>2.5 Create R package System<text:tab/>4</text:p>
          <text:p text:style-name="P77"><text:s/>3 Simple Data Types and Objects<text:tab/>5</text:p>
          <text:p text:style-name="P77"><text:s/>4 Control Structures<text:tab/>7</text:p>
          <text:p text:style-name="P76"><text:s/>4.1 If statements<text:tab/>7</text:p>
          <text:p text:style-name="P76"><text:s/>4.2 If then Else statements<text:tab/>9</text:p>
          <text:p text:style-name="P76"><text:s/>4.3 Switch statements<text:tab/>9</text:p>
          <text:p text:style-name="P77"><text:s/>5 Loop Structures<text:tab/>11</text:p>
          <text:p text:style-name="P76"><text:s/>5.1 For loop<text:tab/>11</text:p>
          <text:p text:style-name="P76"><text:s/>5.2 While loop<text:tab/>11</text:p>
          <text:p text:style-name="P77"><text:s/>6 Data Structures<text:tab/>13</text:p>
          <text:p text:style-name="P76"><text:s/>6.1 Data Frame<text:tab/>15</text:p>
          <text:p text:style-name="P76"><text:s/>6.2 Vector<text:tab/>16</text:p>
          <text:p text:style-name="P76"><text:s/>6.3 Matrix<text:tab/>17</text:p>
          <text:p text:style-name="P76"><text:s/>6.4 List<text:tab/>17</text:p>
          <text:p text:style-name="P77"><text:s/>7 Simple Statistical Analysis<text:tab/>18</text:p>
          <text:p text:style-name="P77"><text:s/>8 Graphic Outputs<text:tab/>20</text:p>
          <text:p text:style-name="P77"><text:s/>9 Simple Table Outputs<text:tab/>20</text:p>
          <text:p text:style-name="P77"><text:s/>10 Reference<text:tab/>20</text:p>
        </text:index-body>
      </text:table-of-content>
      <text:p text:style-name="P16"/>
      <text:p text:style-name="P16"/>
      <text:p text:style-name="P16"/>
      <text:p text:style-name="P24"/>
      <text:p text:style-name="P5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text:p>
      <text:p text:style-name="P23"><text:tab/>Thanks to all supporters, readers of this book and contributors to society.</text:p>
      <text:h text:style-name="P85" text:outline-level="1">Introduction</text:h>
      <text:p text:style-name="P17"><text:tab/></text:p>
      <text:h text:style-name="P82" text:outline-level="1">Environment Setup for R programming Developers</text:h>
      <text:h text:style-name="Heading_20_2" text:outline-level="2"><text:s/><text:span text:style-name="T14">Environment setup</text:span></text:h>
      <text:p text:style-name="P37"/>
      <text:p text:style-name="P26"/>
      <text:p text:style-name="P59"/>
      <text:p text:style-name="P7">&lt;&lt;environment, <text:s/>echo=FALSE, results=xml&gt;&gt;=</text:p>
      <text:p text:style-name="P7"/>
      <text:p text:style-name="P54">odfTable(pkgVersions("data frame"))</text:p>
      <text:p text:style-name="P55">@</text:p>
      <text:p text:style-name="Preformatted_20_Text"><text:span text:style-name="Source_20_Text"><text:span text:style-name="T15"/></text:span></text:p>
      <text:p text:style-name="P53"><text:span text:style-name="Source_20_Text"><text:span text:style-name="T15">&lt;&lt;environmentl&gt;&gt;=</text:span></text:span></text:p>
      <text:p text:style-name="P56">environment("ls")</text:p>
      <text:p text:style-name="P56">cat("Current Working Dir \n",getwd())</text:p>
      <text:p text:style-name="P3">@</text:p>
      <text:p text:style-name="P2"/>
      <text:h text:style-name="Heading_20_2" text:outline-level="2"><text:s/><text:span text:style-name="T14">Using Version Control System</text:span></text:h>
      <text:p text:style-name="P23"><text:tab/>Talk about the version control, and why it is so important. </text:p>
      <text:p text:style-name="P23"><text:tab/>Explain why you decide to use git and demonstrate the git. </text:p>
      <text:p text:style-name="P23">Talk about git, demonstrate add, commit checkout the difference in the files. <text:s/>Binary files in the git,</text:p>
      <text:p text:style-name="P23">how to branch.</text:p>
      <text:p text:style-name="P23"/>
      <text:p text:style-name="P23"><draw:frame draw:style-name="fr1" draw:name="graphics2" text:anchor-type="paragraph" svg:width="5.6547in" svg:height="2.0508in" draw:z-index="1"><draw:image xlink:href="Pictures/10000201000002C3000000E67B25EA09.png" xlink:type="simple" xlink:show="embed" xlink:actuate="onLoad"/></draw:frame><text:soft-page-break/></text:p>
      <text:p text:style-name="P23"/>
      <text:p text:style-name="P31">&lt;&lt;git0,echo=FALSE,results=xml,fig=TRUE&gt;&gt;=</text:p>
      <text:p text:style-name="P10">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1"><draw:frame draw:style-name="fr1" draw:name="graphics3" text:anchor-type="paragraph" svg:width="6.2134in" svg:height="1.8866in" draw:z-index="2"><draw:image xlink:href="Pictures/10000201000003E70000012422CD885C.png" xlink:type="simple" xlink:show="embed" xlink:actuate="onLoad"/></draw:frame></text:p>
      <text:p text:style-name="P31">&lt;&lt;git1,echo=FALSE,results=xml,fig=TRUE&gt;&gt;=</text:p>
      <text:p text:style-name="P10">odfFigureCaption(“Git from Rstudio shows how to commit the modified file”,label=”Figure”)</text:p>
      <text:p text:style-name="P21">@</text:p>
      <text:p text:style-name="P21"/>
      <text:p text:style-name="P21">Git branching, create either using command line or git GUI like source tree can be used <text:s/>for creating branch and other git functionality.</text:p>
      <text:p text:style-name="P21"><draw:frame draw:style-name="fr1" draw:name="graphics4" text:anchor-type="paragraph" svg:width="6.6154in" svg:height="2.4071in" draw:z-index="3"><draw:image xlink:href="Pictures/10000201000004A1000001C27B08116B.png" xlink:type="simple" xlink:show="embed" xlink:actuate="onLoad"/></draw:frame><text:soft-page-break/></text:p>
      <text:p text:style-name="P31">&lt;&lt;git2,echo=FALSE,results=xml,fig=TRUE&gt;&gt;=</text:p>
      <text:p text:style-name="P10">odfFigureCaption(“Source tree Git shows the created branches”,label=”Figure”)</text:p>
      <text:p text:style-name="P21">@</text:p>
      <text:p text:style-name="P21"/>
      <text:p text:style-name="P21">When another braches checked out from R studio, it shows what files are checkout from the branch.</text:p>
      <text:p text:style-name="P21"><draw:frame draw:style-name="fr2" draw:name="graphics5" text:anchor-type="paragraph" svg:width="6.2681in" svg:height="3.028in" draw:z-index="4"><draw:image xlink:href="Pictures/10000201000002CC0000014555A52ADD.png" xlink:type="simple" xlink:show="embed" xlink:actuate="onLoad"/></draw:frame></text:p>
      <text:p text:style-name="P31">&lt;&lt;git3,echo=FALSE,results=xml,fig=TRUE&gt;&gt;=</text:p>
      <text:p text:style-name="P10">odfFigureCaption(“Git from Rstudio shows the file from the branch”,label=”Figure”)</text:p>
      <text:p text:style-name="P21">@</text:p>
      <text:h text:style-name="P87" text:outline-level="2">Using IDE to develop R scripts</text:h>
      <text:p text:style-name="Text_20_body"><text:span text:style-name="T14"><text:tab/>R studio</text:span> or other tools to develop application,</text:p>
      <text:h text:style-name="P87" text:outline-level="2"><text:soft-page-break/>Writing functions</text:h>
      <text:p text:style-name="P23"><text:tab/>Simple example </text:p>
      <text:h text:style-name="P87" text:outline-level="2">Create R package System</text:h>
      <text:p text:style-name="Text_20_body"><text:tab/><text:span text:style-name="T14">Build R package Rtools needs to be installed (Refence) for windows and Linux. </text:span></text:p>
      <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83" text:outline-level="1">Simple Data Types and Objects</text:h>
      <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5"/>
      <text:p text:style-name="P25">&lt;&lt;dataType1,echo=FALSE&gt;&gt;=</text:p>
      <text:p text:style-name="P63"><text:bookmark text:name="rstudio_console_output"/>cat(“library(uRProgramming)”)</text:p>
      <text:p text:style-name="P63">cat(“dataTypes(24)”)</text:p>
      <text:p text:style-name="P63">cat(“dataTypes('ali')”)</text:p>
      <text:p text:style-name="P63">cat(“dataTypes(T)”)</text:p>
      <text:p text:style-name="P63">cat(“a&lt;-as.integer(24)”)</text:p>
      <text:p text:style-name="P63">cat(“dataTypes(a)”)</text:p>
      <text:p text:style-name="P63"/>
      <text:p text:style-name="P63">cat(“standard output from above lines”)</text:p>
      <text:p text:style-name="P63">library(uRProgramming)</text:p>
      <text:p text:style-name="P63">dataTypes(24)</text:p>
      <text:p text:style-name="P63">dataTypes("ali")</text:p>
      <text:p text:style-name="P63">dataTypes(T)</text:p>
      <text:p text:style-name="P63">a&lt;-as.integer(24)</text:p>
      <text:p text:style-name="P63">dataTypes(a)</text:p>
      <text:p text:style-name="P63"/>
      <text:p text:style-name="P25">@</text:p>
      <text:p text:style-name="P25"/>
      <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5"/>
      <text:p text:style-name="P25">&lt;&lt;dataType2,echo=FALSE&gt;&gt;=</text:p>
      <text:p text:style-name="P25"><text:soft-page-break/>cat( “testDataTypes&lt;-function(){ “)</text:p>
      <text:p text:style-name="P25">cat( “#create logical variable ”)</text:p>
      <text:p text:style-name="P25">cat(“ iTest&lt;-T ”)</text:p>
      <text:p text:style-name="P25">cat( “is.logical(iTest) \n”)</text:p>
      <text:p text:style-name="P25">cat(“if(iTest == <text:s/>is.logical(iTest)) cat('Logical ')”)</text:p>
      <text:p text:style-name="P25"/>
      <text:p text:style-name="P25">cat(“#create simple double vector ”)</text:p>
      <text:p text:style-name="P25">cat(“ x&lt;-seq(1,100,by=10.011)”)</text:p>
      <text:p text:style-name="P25">cat(“ is.double(x)”)</text:p>
      <text:p text:style-name="P25">cat(“ if(iTest == <text:s/>is.double(x)) cat('x is double Vector <text:s/>')”)</text:p>
      <text:p text:style-name="P25"><text:s text:c="2"/></text:p>
      <text:p text:style-name="P25">cat(“ #cast double vector to integer”) </text:p>
      <text:p text:style-name="P25"><text:s/>cat(“y&lt;-as.integer(x)”)</text:p>
      <text:p text:style-name="P25"><text:s/>cat(“is.integer(y)”)</text:p>
      <text:p text:style-name="P25"><text:s/>cat(“if(iTest == <text:s/>is.integer(y)) cat('y is integer Vector ')”)</text:p>
      <text:p text:style-name="P25"><text:s text:c="2"/></text:p>
      <text:p text:style-name="P25"><text:s/>cat(“#cast to character vector”)</text:p>
      <text:p text:style-name="P25"><text:s text:c="2"/></text:p>
      <text:p text:style-name="P25"><text:s/>cat(“z&lt;-as.character(x)”)</text:p>
      <text:p text:style-name="P25"><text:s/>cat(“is.character(z)”)</text:p>
      <text:p text:style-name="P25">cat(“ if(iTest == <text:s/>is.character(z)) cat('z is character Vector ')”)</text:p>
      <text:p text:style-name="P25">cat(“}”)</text:p>
      <text:p text:style-name="P25">@</text:p>
      <text:p text:style-name="P25"/>
      <text:p text:style-name="P25">&lt;&lt;dataType2x,echo=FALSE&gt;&gt;=</text:p>
      <text:p text:style-name="P25">testDataTypes&lt;-function(){ </text:p>
      <text:p text:style-name="P25"><text:s text:c="2"/>#create logical variable</text:p>
      <text:p text:style-name="P25"><text:s text:c="2"/>iTest&lt;-T</text:p>
      <text:p text:style-name="P25"><text:s text:c="2"/>is.logical(iTest)</text:p>
      <text:p text:style-name="P25"><text:s text:c="2"/>if(iTest == <text:s/>is.logical(iTest)) print("Logical \n")</text:p>
      <text:p text:style-name="P25"/>
      <text:p text:style-name="P25"/>
      <text:p text:style-name="P25"><text:s text:c="2"/></text:p>
      <text:p text:style-name="P25">#create simple double vector </text:p>
      <text:p text:style-name="P25"><text:soft-page-break/><text:s text:c="2"/>x&lt;-seq(1,100,by=10.011)</text:p>
      <text:p text:style-name="P25"><text:s text:c="2"/>is.double(x)</text:p>
      <text:p text:style-name="P25"><text:s text:c="2"/>if(iTest == <text:s/>is.double(x)) cat("x is double Vector \n")</text:p>
      <text:p text:style-name="P25"><text:s text:c="2"/></text:p>
      <text:p text:style-name="P25"><text:s text:c="2"/>#cast double vector to integer </text:p>
      <text:p text:style-name="P25"><text:s text:c="2"/>y&lt;-as.integer(x)</text:p>
      <text:p text:style-name="P25"><text:s text:c="2"/>is.integer(y)</text:p>
      <text:p text:style-name="P25"><text:s text:c="2"/>if(iTest == <text:s/>is.integer(y)) cat("y is integer Vector \n")</text:p>
      <text:p text:style-name="P25"><text:s text:c="2"/></text:p>
      <text:p text:style-name="P25"><text:s text:c="2"/>#cast to character vector</text:p>
      <text:p text:style-name="P25"><text:s text:c="2"/></text:p>
      <text:p text:style-name="P25"><text:s text:c="2"/>z&lt;-as.character(x)</text:p>
      <text:p text:style-name="P25"><text:s text:c="2"/>is.character(z)</text:p>
      <text:p text:style-name="P25"><text:s text:c="2"/>if(iTest == <text:s/>is.character(z)) cat("z is character Vector \n")</text:p>
      <text:p text:style-name="P25">}</text:p>
      <text:p text:style-name="P64">source('~/r_repo/test/testDataTypes.R')</text:p>
      <text:p text:style-name="P25">@<text:tab/></text:p>
      <text:p text:style-name="P25"/>
      <text:p text:style-name="P25">Source this above program, and run the program (testDataTypes())</text:p>
      <text:p text:style-name="P25">&lt;&lt;dataType3,echo=FALSE&gt;&gt;=</text:p>
      <text:p text:style-name="P25">#use readr package</text:p>
      <text:p text:style-name="P64">myString&lt;-read_file('~/r_repo/test/testDataTypes.R')</text:p>
      <text:p text:style-name="P64"/>
      <text:p text:style-name="P64">#readLines('~/r_repo/test/testDataTypes.R')</text:p>
      <text:p text:style-name="P64">#this works, please uncomment following line</text:p>
      <text:p text:style-name="P64">#cat(myString)</text:p>
      <text:p text:style-name="P25"><text:s text:c="3"/>testDataTypes()</text:p>
      <text:p text:style-name="P25">@</text:p>
      <text:p text:style-name="P25"/>
      <text:p text:style-name="P25"/>
      <text:p text:style-name="P25"/>
      <text:p text:style-name="P25"/>
      <text:h text:style-name="P83" text:outline-level="1">Control Structures</text:h>
      <text:p text:style-name="P25"/>
      <text:p text:style-name="P25"><text:tab/>Control structures are used to change a flow or follow a logic. The control structures are easily could make any program more followable for maintenance and understanding, they could also turn the <text:soft-page-break/>most unfollowable code. Control structures are very straight forward when used in a modular way in a less number of statements or calling other reusable functions.oo</text:p>
      <text:p text:style-name="P25"><text:tab/>In the following sections, the usage of <text:s/><text:span text:style-name="T4">if </text:span><text:span text:style-name="T8"><text:s/>block will be explained with examples. The samples should help reader to solidify the understandif of te control structures.</text:span></text:p>
      <text:h text:style-name="P88" text:outline-level="2">If statements</text:h>
      <text:p text:style-name="P29"><text:tab/>Let's use simple vector which contains only numbers, check if <text:s/>numbers is equal to specific value assign iFound as True.</text:p>
      <text:p text:style-name="P25"><text:span text:style-name="T5">If</text:span><text:span text:style-name="T7"> ( Statements) { Assignment}</text:span><text:tab/></text:p>
      <text:p text:style-name="P25">&lt;&lt;ifStatement1, echo=FALSE&gt;&gt;=</text:p>
      <text:p text:style-name="P25"/>
      <text:p text:style-name="P74">cat(“x&lt;-c(0,3,6,9,12,15,18,21,24)”)</text:p>
      <text:p text:style-name="P74">x&lt;-c(0,3,6,9,12,15,18,21,24)</text:p>
      <text:p text:style-name="P73">cat(“if(x[which(x==6)]==6){iFound&lt;-TRUE}”)</text:p>
      <text:p text:style-name="P73">if(x[which(x==6)]==6){iFound&lt;-TRUE}</text:p>
      <text:p text:style-name="P39">cat(“print(iFound)”)</text:p>
      <text:p text:style-name="P39">print(iFound)</text:p>
      <text:p text:style-name="P25">@</text:p>
      <text:p text:style-name="P25"/>
      <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5">Logical operators in R are</text:p>
      <table:table table:name="Table1" table:style-name="Table1">
        <table:table-column table:style-name="Table1.A"/>
        <table:table-column table:style-name="Table1.B"/>
        <table:table-row>
          <table:table-cell table:style-name="Table1.A1" office:value-type="string">
            <text:p text:style-name="P57"><text:span text:style-name="Strong_20_Emphasis"><text:span text:style-name="T15">Operator</text:span></text:span></text:p>
          </table:table-cell>
          <table:table-cell table:style-name="Table1.A1" office:value-type="string">
            <text:p text:style-name="P57"><text:span text:style-name="Strong_20_Emphasis"><text:span text:style-name="T15">Description</text:span></text:span></text:p>
          </table:table-cell>
        </table:table-row>
        <table:table-row>
          <table:table-cell table:style-name="Table1.A1" office:value-type="string">
            <text:p text:style-name="P57"><text:span text:style-name="Strong_20_Emphasis"><text:span text:style-name="T15">==</text:span></text:span></text:p>
          </table:table-cell>
          <table:table-cell table:style-name="Table1.A1" office:value-type="string">
            <text:p text:style-name="P58">Equal to</text:p>
          </table:table-cell>
        </table:table-row>
        <table:table-row>
          <table:table-cell table:style-name="Table1.A1" office:value-type="string">
            <text:p text:style-name="P58">!=</text:p>
          </table:table-cell>
          <table:table-cell table:style-name="Table1.A1" office:value-type="string">
            <text:p text:style-name="P58">Not equal to</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than</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or equal to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than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or equal to </text:p>
          </table:table-cell>
        </table:table-row>
        <table:table-row>
          <table:table-cell table:style-name="Table1.A1" office:value-type="string">
            <text:p text:style-name="P58">&amp;</text:p>
          </table:table-cell>
          <table:table-cell table:style-name="Table1.A1" office:value-type="string">
            <text:p text:style-name="P58">And</text:p>
          </table:table-cell>
        </table:table-row>
        <table:table-row>
          <table:table-cell table:style-name="Table1.A1" office:value-type="string">
            <text:p text:style-name="P58">|</text:p>
          </table:table-cell>
          <table:table-cell table:style-name="Table1.A1" office:value-type="string">
            <text:p text:style-name="P58">Or</text:p>
          </table:table-cell>
        </table:table-row>
      </table:table>
      <text:p text:style-name="P25"/>
      <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5">&lt;&lt;ifStatement2, echo=FALSE&gt;&gt;=</text:p>
      <text:p text:style-name="P25"><text:soft-page-break/>cat(“Ex. 1”)</text:p>
      <text:p text:style-name="P25">cat(“if(demDat[indx,1] ==1 ) {demDat[indx,1]&lt;-'M'}”)</text:p>
      <text:p text:style-name="P25"/>
      <text:p text:style-name="P25">cat(“\nEx.2”)</text:p>
      <text:p text:style-name="P33">cat(“if(demDat[indx,2] &lt;=25 )demDat[indx,2]&lt;-'Y' “)</text:p>
      <text:p text:style-name="P33"/>
      <text:p text:style-name="P33">cat(“\nEx.3”)</text:p>
      <text:p text:style-name="P33">cat(“ if(demDat[indx,2] &gt; 50 ) {demDat[indx,2]&lt;-'O'} “)</text:p>
      <text:p text:style-name="P33"/>
      <text:p text:style-name="P33">cat(“\nEx.4”)</text:p>
      <text:p text:style-name="P33">cat(“if(demDat[indx,2] &gt; 25 &amp; demDat[indx,2] &lt;=50 )demDat[indx,2]&lt;-'M' “)</text:p>
      <text:p text:style-name="P33"/>
      <text:p text:style-name="P25">@</text:p>
      <text:h text:style-name="P88" text:outline-level="2">If then Else statements</text:h>
      <text:p text:style-name="P25"/>
      <text:p text:style-name="P25"><text:tab/>If then else block is used when comparison expected to yield result either true or false. It gives the programmer, the power to control logical flow. In R programming, if then else blocks <text:s/>are in the following format</text:p>
      <text:p text:style-name="P25"><text:span text:style-name="T5"><text:tab/>If</text:span><text:span text:style-name="T7"> ( Statements) <text:s/>{ Assignment}</text:span><text:tab/></text:p>
      <text:p text:style-name="P25"><text:span text:style-name="T4"><text:tab/>else</text:span> (statements) { Assignment}</text:p>
      <text:p text:style-name="P25"/>
      <text:p text:style-name="P27"><text:tab/></text:p>
      <text:p text:style-name="P25">&lt;&lt;conditionalStatements&gt;&gt;=</text:p>
      <text:p text:style-name="P25">#cat(conditionalStatements())</text:p>
      <text:p text:style-name="P25">@</text:p>
      <text:p text:style-name="P9"/>
      <text:p text:style-name="P7"/>
      <text:h text:style-name="P88" text:outline-level="2">Switch statements</text:h>
      <text:p text:style-name="P9"/>
      <text:p text:style-name="P25"><text:tab/>One can use switch statement to modular conditional statements. The switch statement evaluates according the to the first argument. </text:p>
      <text:p text:style-name="P30"><text:tab/>switch(Expression,List)</text:p>
      <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5"><text:soft-page-break/><text:tab/></text:p>
      <text:p text:style-name="P25">&lt;&lt;switch1, echo=TRUE&gt;&gt;=</text:p>
      <text:p text:style-name="P25"><text:bookmark text:name="rstudio_console_output2"/><text:span text:style-name="T9">s</text:span><text:span text:style-name="T9">witch(3,1.5,2,300,4)</text:span><text:span text:style-name="T9"><text:tab/></text:span></text:p>
      <text:p text:style-name="P34"><text:bookmark text:name="rstudio_console_output3"/>switch("iki", "bir"="bir", "iki"="Two", "uc"="uc")</text:p>
      <text:p text:style-name="P25">@</text:p>
      <text:p text:style-name="P25">Following function demonstrates how simple <text:s/>if then else block could be replaced by modular switch statements, this type of example can be extended to more modular functionality.</text:p>
      <text:p text:style-name="P25">&lt;&lt;switch2, echo=FALSE&gt;&gt;=</text:p>
      <text:p text:style-name="P67">myString&lt;-read_file('~/r_repo/test/usingSwitch.R')</text:p>
      <text:p text:style-name="P67">cat(myString)</text:p>
      <text:p text:style-name="P67"><text:bookmark text:name="rstudio_console_output4"/>source('~/r_repo/test/usingSwitch.R')</text:p>
      <text:p text:style-name="P67"/>
      <text:p text:style-name="P25">@</text:p>
      <text:p text:style-name="P25">&lt;&lt;switch3,echo=TRUE&gt;&gt;=</text:p>
      <text:p text:style-name="P67"/>
      <text:p text:style-name="P67"><text:bookmark text:name="rstudio_console_output51"/>x&lt;-seq(1,100,by=10.011)</text:p>
      <text:p text:style-name="P25">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4"/>
      <text:p text:style-name="P25">@</text:p>
      <text:h text:style-name="P86" text:outline-level="1">Loop Structures</text:h>
      <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88" text:outline-level="2">For loop</text:h>
      <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5"><text:tab/>for (values in sequence) {</text:p>
      <text:p text:style-name="P25"><text:tab/><text:tab/>statement</text:p>
      <text:p text:style-name="P25"><text:tab/>} </text:p>
      <text:p text:style-name="P25"><text:tab/>The following code snippets how <text:span text:style-name="T4">for </text:span><text:span text:style-name="T8"><text:s/>loop is used. In the following example, 100 number with specified seed assign to vector. This vector has only integers for demonstration pupose.</text:span></text:p>
      <text:p text:style-name="P28"><text:tab/></text:p>
      <text:p text:style-name="P28">&lt;&lt;for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for(indx in 0:length(xInt) ){”)</text:p>
      <text:p text:style-name="P28"><text:tab/>cat(“if(indx %%10 ==0){print(xInt[indx])}”)</text:p>
      <text:p text:style-name="P28"><text:tab/>cat(“}”)</text:p>
      <text:p text:style-name="P28"><text:tab/>for(indx in 0:length(xInt) ){</text:p>
      <text:p text:style-name="P28"><text:s text:c="4"/><text:tab/><text:tab/></text:p>
      <text:p text:style-name="P28"><text:s text:c="2"/><text:tab/><text:tab/>if(indx %%10 ==0){print(xInt[indx])}</text:p>
      <text:p text:style-name="P28"><text:tab/>}</text:p>
      <text:p text:style-name="P28"><text:s text:c="2"/><text:tab/></text:p>
      <text:p text:style-name="P28">@</text:p>
      <text:h text:style-name="P89" text:outline-level="2">While loop</text:h>
      <text:p text:style-name="P31"><text:tab/><text:span text:style-name="T2">The access of certain elements could be controlled by using while loop, the expression determines executing statements or not. <text:s/></text:span></text:p>
      <text:p text:style-name="P7"><text:tab/>while(expression){</text:p>
      <text:p text:style-name="P25"><text:tab/><text:tab/>statement</text:p>
      <text:p text:style-name="P25"><text:tab/>}</text:p>
      <text:p text:style-name="P7"><text:soft-page-break/></text:p>
      <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8">&lt;&lt;while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index&lt;-80”)</text:p>
      <text:p text:style-name="P28"><text:tab/>cat(“while(index&lt;=length(xInt)){”)</text:p>
      <text:p text:style-name="P28"><text:tab/>cat('xInt[index]&lt;-ifelse(as.integer(xInt[index]) %%2==0,"Even","Odd")')</text:p>
      <text:p text:style-name="P28"><text:tab/>cat(“if(index %% 4 == 0 ){print(xInt[index])}”)</text:p>
      <text:p text:style-name="P28"><text:tab/>cat(“index&lt;-index+1”)</text:p>
      <text:p text:style-name="P28"><text:tab/>cat(“}”)</text:p>
      <text:p text:style-name="P28"/>
      <text:p text:style-name="P28"><text:tab/>index&lt;-80</text:p>
      <text:p text:style-name="P28"><text:s text:c="2"/><text:tab/>while(index&lt;=length(xInt)){</text:p>
      <text:p text:style-name="P28"><text:s text:c="4"/><text:tab/><text:tab/>xInt[index]&lt;-ifelse(as.integer(xInt[index]) %%2==0,"Even","Odd")</text:p>
      <text:p text:style-name="P28"><text:tab/><text:tab/>if(index %% 4 == 0 ){print(xInt[index])}</text:p>
      <text:p text:style-name="P28"><text:s text:c="4"/><text:tab/><text:tab/>index&lt;-index+1</text:p>
      <text:p text:style-name="P28"><text:s text:c="4"/></text:p>
      <text:p text:style-name="P28"><text:s text:c="2"/><text:tab/>}</text:p>
      <text:p text:style-name="P28"><text:s text:c="2"/><text:tab/></text:p>
      <text:p text:style-name="P28">@</text:p>
      <text:h text:style-name="P86"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7">myString&lt;-read_file('~/r_repo/test/insertData.R')</text:p>
      <text:p text:style-name="P67">cat(myString)</text:p>
      <text:p text:style-name="P68">source('~/r_repo/test/insertData.R')</text:p>
      <text:p text:style-name="P11"/>
      <text:p text:style-name="P8"/>
      <text:p text:style-name="P8">@</text:p>
      <text:p text:style-name="P8"/>
      <text:p text:style-name="P23"><text:tab/>In order to load <text:s/>airquality data to the table in MySql database, connection to database will open with folowing statement. </text:p>
      <text:p text:style-name="P23"/>
      <text:p text:style-name="P23">con &lt;- dbConnect(RMySQL::MySQL(), dbname = "urprogramming",password="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2">INSERT INTO <text:s/>airquality VALUES(,,,,)</text:span>”.</text:p>
      <text:p text:style-name="P23"/>
      <text:p text:style-name="Text_20_body"/>
      <text:p text:style-name="P8"/>
      <text:p text:style-name="P8">&lt;&lt;dataStruc2,echo=TRUE&gt;&gt;=</text:p>
      <text:p text:style-name="P67">insertData()</text:p>
      <text:p text:style-name="P67">results&lt;-dbSendQuery(con, "SELECT * FROM airquality")</text:p>
      <text:p text:style-name="P67">dataFrm&lt;-dbFetch(results,)</text:p>
      <text:p text:style-name="P68"/>
      <text:p text:style-name="P11">print(dim(dataFrm))</text:p>
      <text:p text:style-name="P11">print(dataFrm[1:5,])</text:p>
      <text:p text:style-name="P8"/>
      <text:p text:style-name="P8">@</text:p>
      <text:p text:style-name="P11"/>
      <text:p text:style-name="P23"><text:tab/>The following statement will select each row and form a result set. </text:p>
      <text:p text:style-name="P23"><text:soft-page-break/>results&lt;-dbSendQuery(con, "SELECT * FROM airquality")</text:p>
      <text:p text:style-name="P23"/>
      <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0">odfFigureCaption(“MySQL screen shot showing the table and querries”,label=”Figure”)</text:p>
      <text:p text:style-name="P21">@</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3"/>
      <text:p text:style-name="P5"/>
      <text:p text:style-name="P13"/>
      <text:p text:style-name="P7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90" text:outline-level="2">Data Frame</text:h>
      <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6"><text:s/><text:span text:style-name="T11">str(dataFrm).</text:span></text:p>
      <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8">View(dataFrm[1:4,])</text:p>
      <text:p text:style-name="P47">is displaying the data from the first through fourth row in dataFrm.</text:p>
      <text:p text:style-name="ttBlue">results&lt;-dbSendQuery(con, "SELECT * FROM airquality")</text:p>
      <text:p text:style-name="ttBlue">dataFrm&lt;-dbFetch(results)</text:p>
      <text:p text:style-name="P75">the results from select assigned to dataFrm. The dataFrm has following structure</text:p>
      <text:p text:style-name="P8">&lt;&lt;dataFrm,echo=FALSE&gt;&gt;=</text:p>
      <text:p text:style-name="P8">cat(“<text:span text:style-name="T9">str(dataFrm)”)</text:span></text:p>
      <text:p text:style-name="P67">str(dataFrm)</text:p>
      <text:p text:style-name="P67">cat(“<text:span text:style-name="T27">dim(dataFrm)”)</text:span></text:p>
      <text:p text:style-name="P11">print(dim(dataFrm))</text:p>
      <text:p text:style-name="P11">cat(“colnames(dataFrm)”)</text:p>
      <text:p text:style-name="P11">colnames(dataFrm)</text:p>
      <text:p text:style-name="P11">#View(dataFrm[1:4,])</text:p>
      <text:p text:style-name="P11">cat(“View(dataFrm[1:4,])”)</text:p>
      <text:p text:style-name="P11"><text:soft-page-break/>print(dataFrm[1:4,])</text:p>
      <text:p text:style-name="P40">@</text:p>
      <text:p text:style-name="P46"/>
      <text:h text:style-name="P90" text:outline-level="2">Vector</text:h>
      <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3">tempAsCels&lt;-5*(dataFrm$Temp-32)/9.0</text:p>
      <text:p text:style-name="P8">&lt;&lt;vector,1echo=FALSE&gt;&gt;=</text:p>
      <text:p text:style-name="P8">tempAsCels&lt;-5*(dataFrm$Temp-32)/9.0</text:p>
      <text:p text:style-name="P8"/>
      <text:p text:style-name="P11">cat(“is.vector(tempAsCels)”)</text:p>
      <text:p text:style-name="P12">print(is.vector(tempAsCels))</text:p>
      <text:p text:style-name="P11"/>
      <text:p text:style-name="P11">cat(“View(tempAsCels(1:5)”)</text:p>
      <text:p text:style-name="P11">print(tempAsCels[1:5])</text:p>
      <text:p text:style-name="P40">@</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5"><text:bookmark text:name="rstudio_console_output1"/>c<text:span text:style-name="T22">at(“dataFrm$Month[dataFrm$Temp==80]”)</text:span></text:p>
      <text:p text:style-name="P14">cat(“length(<text:span text:style-name="T29">dataFrm$Month[dataFrm$Temp==80])”)</text:span></text:p>
      <text:p text:style-name="P15"/>
      <text:p text:style-name="P44">dataFrm$Month[dataFrm$Temp==80]</text:p>
      <text:p text:style-name="P44">length(dataFrm$Month[dataFrm$Temp==80])</text:p>
      <text:p text:style-name="P40">@</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6"><text:bookmark text:name="rstudio_console_output11"/><text:span text:style-name="T8">c</text:span><text:span text:style-name="T23">at(“which(dataFrm$Temp==80)”)</text:span></text:p>
      <text:p text:style-name="P69"/>
      <text:p text:style-name="P69">which(dataFrm$Temp==80)</text:p>
      <text:p text:style-name="P42"><text:soft-page-break/>@</text:p>
      <text:h text:style-name="P91" text:outline-level="2">Matrix</text:h>
      <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0">row_Names&lt;-array("",dim=length(unique(dataFrm$Month)))</text:p>
      <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0">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0">tempAsMatrix&lt;-matrix("",nrow=length(unique(dataFrm$Month)),ncol=30)</text:p>
      <text:p text:style-name="P25">&lt;&lt;matrix,echo=FALSE&gt;&gt;=</text:p>
      <text:p text:style-name="P25">myStringM&lt;-read_file('~/r_repo/test/formTempMatrix.R')</text:p>
      <text:p text:style-name="P25">cat(myStringM)</text:p>
      <text:p text:style-name="P25">source('~/r_repo/test/formTempMatrix.R')</text:p>
      <text:p text:style-name="P25">@</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5">the return value will be TRUE. </text:p>
      <text:h text:style-name="P90"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5"><text:soft-page-break/>&lt;&lt;list1,echo=FALSE&gt;&gt;=</text:p>
      <text:p text:style-name="P25">myStringL&lt;-read_file('~/r_repo/test/useList.R')</text:p>
      <text:p text:style-name="P25">cat(myStringL)</text:p>
      <text:p text:style-name="P25">source('~/r_repo/test/useList.R')</text:p>
      <text:p text:style-name="P25">@</text:p>
      <text:p text:style-name="P25"/>
      <text:p text:style-name="P25">&lt;&lt;list2,echo=FALSE&gt;&gt;=</text:p>
      <text:p text:style-name="P25">cat('str(aList)')</text:p>
      <text:p text:style-name="P25">str(aList)</text:p>
      <text:p text:style-name="P25">@</text:p>
      <text:p text:style-name="P25"><text:tab/>As seen above, the list data structure is very convenient way to store multiple data structures into a data structure.</text:p>
      <text:h text:style-name="P83" text:outline-level="1">Simple Statistical Analysis</text:h>
      <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1">&lt;&lt;stats1,echo=FALSE&gt;&gt;=</text:p>
      <text:p text:style-name="P31">myStringM&lt;-read_file('~/r_repo/test/simpleStats.R')</text:p>
      <text:p text:style-name="P31">cat(myStringM)</text:p>
      <text:p text:style-name="P31">source('~/r_repo/test/simpleStats.R')</text:p>
      <text:p text:style-name="P31">@</text:p>
      <text:p text:style-name="P25"><text:tab/><text:span text:style-name="T35">In the example, normally distributed random variable created using </text:span><text:span text:style-name="T36">rnorm</text:span><text:span text:style-name="T35"> function from </text:span><text:span text:style-name="T36">stats</text:span><text:span text:style-name="T35"> package. <text:s/>Using some of the available functions such as </text:span><text:span text:style-name="T36">mean</text:span><text:span text:style-name="T35">, </text:span><text:span text:style-name="T36">summary</text:span><text:span text:style-name="T35"> and </text:span><text:span text:style-name="T36">sd</text:span><text:span text:style-name="T35"> <text:s/>from </text:span><text:span text:style-name="T36">base</text:span><text:span text:style-name="T35"> and </text:span><text:span text:style-name="T36">stats</text:span><text:span text:style-name="T35"> packages. <text:s/>The </text:span><text:span text:style-name="T36">mean</text:span><text:span text:style-name="T35"> from </text:span><text:span text:style-name="T36">base</text:span><text:span text:style-name="T35"> package gives the arithmetic mean of the values. The </text:span><text:span text:style-name="T36">min</text:span><text:span text:style-name="T35"> and </text:span><text:span text:style-name="T36">max</text:span><text:span text:style-name="T35"> returns minimum and maximum values for the input values. <text:s/>The </text:span><text:span text:style-name="T36">sd</text:span><text:span text:style-name="T35"> <text:s/>is standard deviation of the input values. The summary function from base package returns </text:span><text:span text:style-name="T36">min</text:span><text:span text:style-name="T35"> and </text:span><text:span text:style-name="T36">max</text:span><text:span text:style-name="T35"> values , the first and third quartiles, </text:span><text:span text:style-name="T36">median</text:span><text:span text:style-name="T35"> and </text:span><text:span text:style-name="T36">mean</text:span><text:span text:style-name="T35"> of input values.</text:span></text:p>
      <text:p text:style-name="P31">&lt;&lt;stats2,echo=FALSE&gt;&gt;=</text:p>
      <text:p text:style-name="P31">cat('<text:span text:style-name="T22">xStats&lt;-simpleStats(100,273.16,15)')</text:span></text:p>
      <text:p text:style-name="P70"><text:bookmark text:name="rstudio_console_output8"/><text:soft-page-break/>xStats&lt;-simpleStats(100,273.16,15)</text:p>
      <text:p text:style-name="P70">cat('str(xStats)')</text:p>
      <text:p text:style-name="P70">str(xStats)</text:p>
      <text:p text:style-name="P35"/>
      <text:p text:style-name="P31">@</text:p>
      <text:p text:style-name="P31"/>
      <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2"/>
      <text:p text:style-name="P32">&lt;&lt;stats21,echo=FALSE&gt;&gt;=</text:p>
      <text:p text:style-name="P31">myStringM&lt;-read_file('~/r_repo/test/randomNumGen.R')</text:p>
      <text:p text:style-name="P31">cat(myStringM)</text:p>
      <text:p text:style-name="P32">source('~/r_repo/test/randomNumGen.R')</text:p>
      <text:p text:style-name="P32">@</text:p>
      <text:p text:style-name="P31">&lt;&lt;stats3,echo=FALSE&gt;&gt;=</text:p>
      <text:p text:style-name="P31">xRandGenF&lt;-randomNumGen(FALSE)</text:p>
      <text:p text:style-name="P35">@</text:p>
      <text:p text:style-name="P31"><text:tab/></text:p>
      <text:p text:style-name="P31"/>
      <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1"/>
      <text:p text:style-name="P31">&lt;&lt;stats4,echo=FALSE&gt;&gt;=</text:p>
      <text:p text:style-name="P35">xRandGenT&lt;-randomNumGen(TRUE)</text:p>
      <text:p text:style-name="P31">@</text:p>
      <text:p text:style-name="P31"><text:tab/></text:p>
      <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1">&lt;&lt;stats5,echo=FALSE&gt;&gt;=</text:p>
      <text:p text:style-name="P31">myStringM&lt;-read_file('~/r_repo/test/corTest.R')</text:p>
      <text:p text:style-name="P31">cat(myStringM)</text:p>
      <text:p text:style-name="P32">source('~/r_repo/test/corTest.R')</text:p>
      <text:p text:style-name="P31">@</text:p>
      <text:p text:style-name="P31">&lt;&lt;stats6,echo=FALSE&gt;&gt;=</text:p>
      <text:p text:style-name="P31">cat('<text:span text:style-name="T22">corTest(xRandGenT$xTempNorm,xRandGenT$xTempUni)')</text:span></text:p>
      <text:p text:style-name="P35">corTest(xRandGenT$xTempNorm,xRandGenT$xTempUni)</text:p>
      <text:p text:style-name="P31">@</text:p>
      <text:h text:style-name="P84" text:outline-level="1">Graphic Outputs</text:h>
      <text:p text:style-name="P20"/>
      <text:p text:style-name="Text_20_body"><text:span text:style-name="T37"><text:tab/></text:span><text:span text:style-name="T38">This section is designed to be how to represent data output in a graphical formats.</text:span></text:p>
      <text:p text:style-name="Text_20_body"><text:span text:style-name="T38">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8">). <text:s/>This is mind, we will show examples of histogram, bar plot, plot, matplot is readily avaliable R </text:span><text:span text:style-name="T37">graphics </text:span><text:span text:style-name="T38">pckage.</text:span></text:p>
      <text:p text:style-name="P31">&lt;&lt;graph0,echo=FALSE&gt;&gt;=</text:p>
      <text:p text:style-name="P31">myStringM&lt;-read_file('~/r_repo/test/normalDist.R')</text:p>
      <text:p text:style-name="P31">cat(myStringM)</text:p>
      <text:p text:style-name="P36">source('~/r_repo/test/normalDist.R')</text:p>
      <text:p text:style-name="P22">@</text:p>
      <text:p text:style-name="Text_20_body"><text:span text:style-name="T20">&lt;&lt;graph1,echo=FALSE</text:span><text:span text:style-name="T20">,results=xml,fig=TRUE</text:span><text:span text:style-name="T20">&gt;&gt;=</text:span></text:p>
      <text:p text:style-name="P31">cat('normalDist(numSet=100,mean=c(5,15,50),sd=c(10,5,3,1))<text:span text:style-name="T22">')</text:span></text:p>
      <text:p text:style-name="P35">normalDist(numSet=100,mean=c(5,15,50),sd=c(10,5,3,1))</text:p>
      <text:p text:style-name="P10">odfFigureCaption(“Example Histogram”,label=”Figure”)</text:p>
      <text:p text:style-name="P22">@</text:p>
      <text:p text:style-name="P22"><text:soft-page-break/>&lt;&lt;graph2,echo=FALSE&gt;&gt;=</text:p>
      <text:p text:style-name="P22">myStringM&lt;-read_file('~/r_repo/test/freqPlot.R')</text:p>
      <text:p text:style-name="P22">cat(myStringM)</text:p>
      <text:p text:style-name="P22">source('~/r_repo/test/freqPlot.R')</text:p>
      <text:p text:style-name="P22">source('~/r_repo/test/formTempMatrix.R')</text:p>
      <text:p text:style-name="P22">source('~/r_repo/test/layOutSetUp.R')</text:p>
      <text:p text:style-name="P22">tempAsMatrix&lt;-formTempMatrix(dataFrm)</text:p>
      <text:p text:style-name="P22">source('~/r_repo/test/catTemp.R')</text:p>
      <text:p text:style-name="P22">arrayOfBreaks&lt;-c(55,60,65,70,75,80,85,90,95,100,105)</text:p>
      <text:p text:style-name="P22">columnNames&lt;-c("55-60","60-65","65-70","70-75","75-80","80-85","85-90","90-95","95-100","100-105")</text:p>
      <text:p text:style-name="P22">catTemp(matrix=tempAsMatrix,arrayOfBreaks=arrayOfBreaks,columnNames=columnNames)</text:p>
      <text:p text:style-name="P22">@</text:p>
      <text:p text:style-name="P22"/>
      <text:p text:style-name="P22"/>
      <text:p text:style-name="P22">&lt;&lt;graph3,echo=FALSE,results=xml,fig=TRUE&gt;&gt;=</text:p>
      <text:p text:style-name="P22">freqPlot(tempMatrixCat,xlabels="Days",ylabels="Number of days with the range ",besideOrNot=FALSE,titleOfPlot="Temperatures at each Day of")</text:p>
      <text:p text:style-name="P22">odfFigureCaption("Example Bar Plot",label="Figure")</text:p>
      <text:p text:style-name="P22">@</text:p>
      <text:p text:style-name="P22">bar plot</text:p>
      <text:p text:style-name="P22">&lt;&lt;graph4,echo=FALSE,results=xml,fig=TRUE&gt;&gt;=</text:p>
      <text:p text:style-name="P72">freqPlot(tempMatrixCat,xlabels="Days",ylabels="Number of Days with the range",onePlot=TRUE,besideOrNot=TRUE,isCol=FALSE,titleOfPlot="Temperatures Distribution May-Sep")</text:p>
      <text:p text:style-name="P72"/>
      <text:p text:style-name="P22">odfFigureCaption("Example Bar Plot with combined data",label="Figure")</text:p>
      <text:p text:style-name="P22">@<text:tab/></text:p>
      <text:p text:style-name="P22">stackbar plot</text:p>
      <text:p text:style-name="P22">&lt;&lt;graph5,echo=FALSE,results=xml,fig=TRUE&gt;&gt;=</text:p>
      <text:p text:style-name="P72">freqPlot(tempMatrixCat,xlabels="Days",ylabels="Number of Days with the range",onePlot=TRUE,besideOrNot=FALSE,isCol=FALSE,titleOfPlot="Temperatures <text:soft-page-break/>Distribution May-Sep")</text:p>
      <text:p text:style-name="P72"/>
      <text:p text:style-name="P22">odfFigureCaption("Example Bar Plot with combined data",label="Figure")</text:p>
      <text:p text:style-name="P22">@<text:tab/></text:p>
      <text:p text:style-name="P22">Multi line plots</text:p>
      <text:p text:style-name="P79">&lt;&lt;synDat,echo=FALSE,results=xml,fig=TRUE&gt;&gt;=</text:p>
      <text:p text:style-name="P79"># I usually load the libraries first so that any output produced by </text:p>
      <text:p text:style-name="P70"><text:bookmark text:name="rstudio_console_output9"/>source('~/r_repo/test/matPlotM.R')</text:p>
      <text:p text:style-name="P79"/>
      <text:p text:style-name="P93">xlabel&lt;-"Days"</text:p>
      <text:p text:style-name="P93">xaxisOpts&lt;-c(1,30,29,"n")</text:p>
      <text:p text:style-name="P93">yaxisOpts&lt;-c(55,105,11,"n")</text:p>
      <text:p text:style-name="P93">ylabel&lt;-"Temp(F)"</text:p>
      <text:p text:style-name="P93"/>
      <text:p text:style-name="P93">legendNames=row.names(tempAsMatrix)</text:p>
      <text:p text:style-name="P93"/>
      <text:p text:style-name="P93">colnames(tempAsMatrix)&lt;-seq(1:dim(tempAsMatrix)[2])</text:p>
      <text:p text:style-name="P93">matPlotDat&lt;-t(tempAsMatrix)</text:p>
      <text:p text:style-name="P93"/>
      <text:p text:style-name="P93"/>
      <text:p text:style-name="P93">titleOfPlot="Daily Observation"</text:p>
      <text:p text:style-name="P94"/>
      <text:p text:style-name="P96"/>
      <text:p text:style-name="P96"/>
      <text:p text:style-name="P98">#out&lt;-matPlotM(matPlotDat,xlab=xlabel,ylab=ylabel,title=titleOfPlot,leg=legendNames)</text:p>
      <text:p text:style-name="P98">out&lt;-</text:p>
      <text:p text:style-name="P98"/>
      <text:p text:style-name="P98">matPlotM(matPlotDat,xlab=xlabel,ylab=ylabel,yaxisOpts=yaxisOpts,title=titleOfPlot,leg=legendNames)</text:p>
      <text:p text:style-name="P98"/>
      <text:p text:style-name="P98">print(out)</text:p>
      <text:p text:style-name="P80">#<text:span text:style-name="T20">matPlotM(matPlotDat,xlab=xlabel,xaxisOpts=xaxisOpts,ylab=ylabel,yaxisOpts=yaxisOpts,title=titleOfPlot,leg=legendNames)</text:span></text:p>
      <text:p text:style-name="P98"/>
      <text:p text:style-name="P10">odfFigureCaption(“Observation”,label=”Figure”)</text:p>
      <text:p text:style-name="P10"><text:soft-page-break/>@</text:p>
      <text:h text:style-name="P84" text:outline-level="1">Simple Table Outputs</text:h>
      <text:h text:style-name="P84" text:outline-level="1">Reference</text:h>
      <text:p text:style-name="P20">-MySQL reference</text:p>
      <text:p text:style-name="P20">-RMySQ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09T00:09:20.34</dc:date>
    <meta:editing-duration>P5DT6H44M39S</meta:editing-duration>
    <meta:editing-cycles>372</meta:editing-cycles>
    <meta:generator>OpenOffice/4.1.3$Win32 OpenOffice.org_project/413m1$Build-9783</meta:generator>
    <meta:document-statistic meta:table-count="1" meta:image-count="5" meta:object-count="0" meta:page-count="25" meta:paragraph-count="478" meta:word-count="3426" meta:character-count="26601"/>
  </office:meta>
</office:document-meta>
</file>